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d0800"/>
    </style:style>
    <style:style style:name="P2" style:family="paragraph" style:parent-style-name="Standard">
      <style:paragraph-properties fo:text-align="center" style:justify-single-word="false"/>
      <style:text-properties officeooo:rsid="001b3212" officeooo:paragraph-rsid="001d0800"/>
    </style:style>
    <style:style style:name="P3" style:family="paragraph" style:parent-style-name="Standard">
      <style:paragraph-properties fo:text-align="center" style:justify-single-word="false"/>
      <style:text-properties officeooo:rsid="001d0800" officeooo:paragraph-rsid="001d0800"/>
    </style:style>
    <style:style style:name="P4" style:family="paragraph" style:parent-style-name="Standard">
      <style:paragraph-properties fo:text-align="end" style:justify-single-word="false"/>
      <style:text-properties style:text-underline-style="solid" style:text-underline-width="auto" style:text-underline-color="font-color" officeooo:rsid="001e8cb5" officeooo:paragraph-rsid="001e8cb5"/>
    </style:style>
    <style:style style:name="P5" style:family="paragraph" style:parent-style-name="Standard">
      <style:paragraph-properties fo:text-align="end" style:justify-single-word="false"/>
      <style:text-properties style:text-underline-style="none" officeooo:rsid="001e8cb5" officeooo:paragraph-rsid="001e8cb5"/>
    </style:style>
    <style:style style:name="P6" style:family="paragraph" style:parent-style-name="Standard">
      <style:paragraph-properties fo:text-align="start" style:justify-single-word="false"/>
      <style:text-properties style:text-underline-style="none" officeooo:rsid="001e8cb5" officeooo:paragraph-rsid="001e8cb5"/>
    </style:style>
    <style:style style:name="P7" style:family="paragraph" style:parent-style-name="Standard">
      <style:paragraph-properties fo:line-height="100%" fo:text-align="center" style:justify-single-word="false"/>
      <style:text-properties style:text-underline-style="none" officeooo:rsid="002127cf" officeooo:paragraph-rsid="002127cf"/>
    </style:style>
    <style:style style:name="P8" style:family="paragraph" style:parent-style-name="Standard">
      <style:paragraph-properties fo:text-align="center" style:justify-single-word="false"/>
      <style:text-properties officeooo:rsid="00232b91" officeooo:paragraph-rsid="001d0800"/>
    </style:style>
    <style:style style:name="P9" style:family="paragraph" style:parent-style-name="Standard">
      <style:text-properties officeooo:paragraph-rsid="00232b91"/>
    </style:style>
    <style:style style:name="P10" style:family="paragraph" style:parent-style-name="Standard">
      <style:text-properties fo:language="fr" fo:country="FR" officeooo:paragraph-rsid="0023ccfb"/>
    </style:style>
    <style:style style:name="P11" style:family="paragraph" style:parent-style-name="Standard">
      <style:text-properties officeooo:paragraph-rsid="0023ccfb"/>
    </style:style>
    <style:style style:name="P12" style:family="paragraph" style:parent-style-name="Standard">
      <style:text-properties style:font-name="Liberation Serif" fo:font-weight="bold" officeooo:paragraph-rsid="00232b91" style:font-weight-asian="bold" style:font-name-complex="Times New Roman" style:font-size-complex="12pt" style:font-weight-complex="bold"/>
    </style:style>
    <style:style style:name="P13" style:family="paragraph" style:parent-style-name="Standard">
      <style:paragraph-properties fo:text-align="center" style:justify-single-word="false" fo:break-before="page"/>
      <style:text-properties officeooo:paragraph-rsid="001d0800"/>
    </style:style>
    <style:style style:name="P14" style:family="paragraph" style:parent-style-name="Standard">
      <style:paragraph-properties fo:text-align="end" style:justify-single-word="false" fo:break-before="page"/>
      <style:text-properties officeooo:rsid="001e8cb5" officeooo:paragraph-rsid="001e8cb5"/>
    </style:style>
    <style:style style:name="P15" style:family="paragraph" style:parent-style-name="Standard">
      <style:paragraph-properties fo:text-align="center" style:justify-single-word="false" fo:break-before="page"/>
      <style:text-properties style:text-underline-style="none" officeooo:rsid="002127cf" officeooo:paragraph-rsid="002127cf"/>
    </style:style>
    <style:style style:name="P16" style:family="paragraph" style:parent-style-name="Standard">
      <style:paragraph-properties fo:margin-left="1.02cm" fo:margin-right="0cm" fo:text-align="start" style:justify-single-word="false" fo:text-indent="0cm" style:auto-text-indent="false"/>
      <style:text-properties officeooo:paragraph-rsid="0023ccfb"/>
    </style:style>
    <style:style style:name="P17" style:family="paragraph" style:parent-style-name="Standard">
      <style:paragraph-properties fo:margin-left="1.251cm" fo:margin-right="0cm" fo:text-align="start" style:justify-single-word="false" fo:orphans="2" fo:widows="2" fo:text-indent="0cm" style:auto-text-indent="false"/>
      <style:text-properties fo:font-variant="normal" fo:text-transform="none" fo:color="#000000" style:font-name="Arial" fo:font-size="9.75pt" fo:letter-spacing="normal" fo:font-style="normal" fo:font-weight="normal" officeooo:paragraph-rsid="0024d99d"/>
    </style:style>
    <style:style style:name="P18" style:family="paragraph" style:parent-style-name="Standard">
      <style:paragraph-properties fo:margin-left="1.251cm" fo:margin-right="0cm" fo:text-align="start" style:justify-single-word="false" fo:orphans="2" fo:widows="2" fo:text-indent="0cm" style:auto-text-indent="false"/>
      <style:text-properties fo:font-variant="normal" fo:text-transform="none" fo:color="#000000" style:font-name="Arial" fo:font-size="9.75pt" fo:letter-spacing="normal" fo:font-style="normal" fo:font-weight="normal" officeooo:paragraph-rsid="0025afb8"/>
    </style:style>
    <style:style style:name="P19" style:family="paragraph" style:parent-style-name="Standard">
      <style:paragraph-properties fo:line-height="100%" fo:text-align="start" style:justify-single-word="false"/>
      <style:text-properties style:text-underline-style="none" officeooo:rsid="00232b91" officeooo:paragraph-rsid="00232b91"/>
    </style:style>
    <style:style style:name="P20" style:family="paragraph" style:parent-style-name="Standard">
      <style:paragraph-properties fo:line-height="100%" fo:text-align="center" style:justify-single-word="false"/>
      <style:text-properties style:text-underline-style="none" officeooo:rsid="00232b91" officeooo:paragraph-rsid="00232b91"/>
    </style:style>
    <style:style style:name="P21" style:family="paragraph" style:parent-style-name="Standard" style:list-style-name="L1">
      <style:paragraph-properties fo:line-height="100%" fo:text-align="start" style:justify-single-word="false"/>
      <style:text-properties style:font-name="Liberation Serif" officeooo:rsid="00288a58" officeooo:paragraph-rsid="0028de62"/>
    </style:style>
    <style:style style:name="P22" style:family="paragraph" style:parent-style-name="Standard">
      <style:paragraph-properties fo:line-height="100%"/>
      <style:text-properties style:font-name="Liberation Serif" fo:font-size="12pt" officeooo:paragraph-rsid="00232b91" style:font-size-asian="12pt" style:font-size-complex="12pt"/>
    </style:style>
    <style:style style:name="P23" style:family="paragraph" style:parent-style-name="Standard" style:list-style-name="L1">
      <style:paragraph-properties fo:line-height="100%" fo:text-align="start" style:justify-single-word="false"/>
      <style:text-properties officeooo:rsid="0028de62" officeooo:paragraph-rsid="0028de62"/>
    </style:style>
    <style:style style:name="P24" style:family="paragraph" style:parent-style-name="Standard">
      <style:text-properties fo:font-variant="normal" fo:text-transform="none" fo:color="#000000" style:font-name="arial" fo:font-size="9.75pt" fo:letter-spacing="normal" fo:font-style="normal" style:text-underline-style="none" fo:font-weight="normal" officeooo:paragraph-rsid="0023ccfb" style:font-style-asian="normal" style:font-style-complex="normal"/>
    </style:style>
    <style:style style:name="P25" style:family="paragraph" style:parent-style-name="Standard">
      <style:text-properties fo:font-variant="normal" fo:text-transform="none" fo:color="#000000" style:font-name="arial" fo:font-size="9.75pt" fo:letter-spacing="normal" fo:font-style="normal" style:text-underline-style="none" fo:font-weight="normal" officeooo:paragraph-rsid="0025afb8" style:font-style-asian="normal" style:font-style-complex="normal"/>
    </style:style>
    <style:style style:name="P26" style:family="paragraph" style:parent-style-name="Standard">
      <style:text-properties officeooo:paragraph-rsid="0023ccfb"/>
    </style:style>
    <style:style style:name="P27" style:family="paragraph" style:parent-style-name="Heading_20_1" style:list-style-name="WWNum16">
      <style:paragraph-properties fo:line-height="100%" fo:text-align="center" style:justify-single-word="false" fo:break-before="page"/>
      <style:text-properties style:text-underline-style="none" officeooo:rsid="00232b91" officeooo:paragraph-rsid="00232b91"/>
    </style:style>
    <style:style style:name="P28" style:family="paragraph" style:parent-style-name="Heading_20_1" style:list-style-name="WWNum16">
      <style:paragraph-properties fo:break-before="page"/>
      <style:text-properties officeooo:paragraph-rsid="00232b91"/>
    </style:style>
    <style:style style:name="P29" style:family="paragraph" style:parent-style-name="Heading_20_1" style:list-style-name="WWNum16">
      <style:paragraph-properties fo:margin-left="0.63cm" fo:margin-right="0cm" fo:margin-top="0.635cm" fo:margin-bottom="0cm" loext:contextual-spacing="false" fo:keep-together="auto" fo:text-indent="-0.63cm" style:auto-text-indent="false" fo:break-before="page"/>
      <style:text-properties officeooo:paragraph-rsid="0023ccfb"/>
    </style:style>
    <style:style style:name="P30" style:family="paragraph" style:parent-style-name="Heading_20_2" style:list-style-name="WWNum16">
      <style:paragraph-properties fo:line-height="100%" fo:text-align="start" style:justify-single-word="false"/>
      <style:text-properties style:font-name="Liberation Serif" style:text-underline-style="none" officeooo:rsid="00232b91" officeooo:paragraph-rsid="0026e741"/>
    </style:style>
    <style:style style:name="P31" style:family="paragraph" style:parent-style-name="Heading_20_2" style:list-style-name="WWNum16">
      <style:paragraph-properties fo:margin-left="1.02cm" fo:margin-right="0cm" fo:line-height="100%" fo:text-indent="-1.02cm" style:auto-text-indent="false"/>
      <style:text-properties style:font-name="Liberation Serif" officeooo:paragraph-rsid="00232b91"/>
    </style:style>
    <style:style style:name="P32" style:family="paragraph" style:parent-style-name="Heading_20_2" style:list-style-name="WWNum16">
      <style:paragraph-properties fo:margin-left="1.02cm" fo:margin-right="0cm" fo:text-indent="-1.02cm" style:auto-text-indent="false"/>
      <style:text-properties officeooo:rsid="0024d99d" officeooo:paragraph-rsid="0025afb8"/>
    </style:style>
    <style:style style:name="P33" style:family="paragraph" style:parent-style-name="Heading_20_2" style:list-style-name="WWNum16">
      <style:paragraph-properties fo:margin-left="1.02cm" fo:margin-right="0cm" fo:text-indent="-1.02cm" style:auto-text-indent="false"/>
      <style:text-properties officeooo:rsid="0025afb8" officeooo:paragraph-rsid="0025afb8"/>
    </style:style>
    <style:style style:name="P34" style:family="paragraph" style:parent-style-name="annotation_20_text">
      <style:paragraph-properties fo:line-height="100%"/>
      <style:text-properties style:font-name="Liberation Serif" fo:font-size="12pt" officeooo:rsid="0026e741" officeooo:paragraph-rsid="0026e741" style:font-size-asian="12pt" style:font-size-complex="12pt"/>
    </style:style>
    <style:style style:name="P35" style:family="paragraph" style:parent-style-name="annotation_20_text">
      <style:paragraph-properties fo:line-height="100%"/>
      <style:text-properties style:font-name="Liberation Serif" fo:font-size="12pt" officeooo:paragraph-rsid="00232b91" style:font-size-asian="12pt" style:font-size-complex="12pt"/>
    </style:style>
    <style:style style:name="T1" style:family="text">
      <style:text-properties officeooo:rsid="0021feee"/>
    </style:style>
    <style:style style:name="T2" style:family="text">
      <style:text-properties style:text-underline-style="none"/>
    </style:style>
    <style:style style:name="T3" style:family="text">
      <style:text-properties style:text-underline-style="none" officeooo:rsid="0028de62"/>
    </style:style>
    <style:style style:name="T4" style:family="text">
      <style:text-properties style:text-underline-style="none" officeooo:rsid="002ab99a"/>
    </style:style>
    <style:style style:name="T5" style:family="text">
      <style:text-properties style:text-underline-style="none" officeooo:rsid="002ce6d0"/>
    </style:style>
    <style:style style:name="T6" style:family="text">
      <style:text-properties officeooo:rsid="00232b91"/>
    </style:style>
    <style:style style:name="T7" style:family="text">
      <style:text-properties fo:language="fr" fo:country="FR"/>
    </style:style>
    <style:style style:name="T8" style:family="text">
      <style:text-properties fo:language="fr" fo:country="FR" officeooo:rsid="002ab99a"/>
    </style:style>
    <style:style style:name="T9" style:family="text">
      <style:text-properties fo:font-variant="normal" fo:text-transform="none" fo:color="#000000" style:font-name="arial" fo:font-size="9.75pt" fo:letter-spacing="normal" fo:font-style="normal" fo:font-weight="normal"/>
    </style:style>
    <style:style style:name="T10" style:family="text">
      <style:text-properties fo:font-variant="normal" fo:text-transform="none" fo:color="#000000" style:font-name="arial" fo:font-size="9.75pt" fo:letter-spacing="normal" fo:font-style="normal" style:text-underline-style="none" fo:font-weight="normal" style:font-style-asian="normal" style:font-style-complex="normal"/>
    </style:style>
    <style:style style:name="T11" style:family="text">
      <style:text-properties officeooo:rsid="0024d99d"/>
    </style:style>
    <style:style style:name="T12" style:family="text">
      <style:text-properties style:font-name="Liberation Serif"/>
    </style:style>
    <style:style style:name="T13" style:family="text">
      <style:text-properties style:font-name="Liberation Serif" style:text-underline-style="none"/>
    </style:style>
    <style:style style:name="T14" style:family="text">
      <style:text-properties officeooo:rsid="002ce6d0"/>
    </style:style>
    <style:style style:name="T1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E IMPLEMENTACIÓN DEL SISTEMA DE <text:span text:style-name="T1">PRE-MATRICULAS</text:span> PARA LA UNIVERSIDAD EL BOS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NDR<text:span text:style-name="T1">É</text:span>S ALBERTO ARIZA MANTILLA</text:p>
      <text:p text:style-name="P2">DIEGO FERNANDO RIBERA CASTR<text:span text:style-name="T1">O</text:span></text:p>
      <text:p text:style-name="P1"/>
      <text:p text:style-name="P1"/>
      <text:p text:style-name="P1"/>
      <text:p text:style-name="P1"/>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ANTONIO NARIÑO</text:p>
      <text:p text:style-name="P2">FACULTAD DE <text:span text:style-name="T6">INGENIERÍA</text:span></text:p>
      <text:p text:style-name="P2"><text:span text:style-name="T6">ESPECIALIZACIÓN</text:span> EN <text:span text:style-name="T6">INGENIERA</text:span> DEL SOFTWARE</text:p>
      <text:p text:style-name="P8">BOGOTÁ</text:p>
      <text:p text:style-name="P2">2018</text:p>
      <text:p text:style-name="P13">DISEÑO E IMPLEMENTACIÓN DEL SISTEMA DE <text:span text:style-name="T6">PRE-MATRICULAS</text:span> PARA LA UNIVERSIDAD EL BOS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6">ANDRÉS</text:span> ALBERTO ARIZA MANTILLA</text:p>
      <text:p text:style-name="P2">DIEGO FERNANDO RIBERA CASTR<text:span text:style-name="T6">O</text:span></text:p>
      <text:p text:style-name="P1"/>
      <text:p text:style-name="P1"/>
      <text:p text:style-name="P1"/>
      <text:p text:style-name="P1"/>
      <text:p text:style-name="P1"/>
      <text:p text:style-name="P1"/>
      <text:p text:style-name="P1"/>
      <text:p text:style-name="P1"/>
      <text:p text:style-name="P1"/>
      <text:p text:style-name="P1"/>
      <text:p text:style-name="P3">TRABAJO DE GRAD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ANTONIO NARIÑO</text:p>
      <text:p text:style-name="P2">FACULTAD DE <text:span text:style-name="T6">INGENIERÍA</text:span></text:p>
      <text:p text:style-name="P2"><text:span text:style-name="T6">ESPECIALIZACIÓN</text:span> EN <text:span text:style-name="T6">INGENIERÍA</text:span> DEL SOFTWARE</text:p>
      <text:p text:style-name="P8">BOGOTÁ</text:p>
      <text:p text:style-name="P2">2018</text:p>
      <text:p text:style-name="P14">Nota de aceptacion <text:s text:c="20"/></text:p>
      <text:p text:style-name="P4"/>
      <text:p text:style-name="P4"><text:s text:c="71"/></text:p>
      <text:p text:style-name="P4"><text:s text:c="71"/></text:p>
      <text:p text:style-name="P4"><text:s text:c="71"/></text:p>
      <text:p text:style-name="P4"><text:s text:c="71"/></text:p>
      <text:p text:style-name="P4"><text:s text:c="71"/></text:p>
      <text:p text:style-name="P4"><text:s text:c="71"/></text:p>
      <text:p text:style-name="P4"><text:s text:c="71"/></text:p>
      <text:p text:style-name="P4"/>
      <text:p text:style-name="P4"/>
      <text:p text:style-name="P4"/>
      <text:p text:style-name="P4"/>
      <text:p text:style-name="P4"/>
      <text:p text:style-name="P4"/>
      <text:p text:style-name="P4"/>
      <text:p text:style-name="P4"/>
      <text:p text:style-name="P4"/>
      <text:p text:style-name="P4"/>
      <text:p text:style-name="P4"><text:s text:c="71"/></text:p>
      <text:p text:style-name="P5">Firma del presidente del jurado <text:s text:c="7"/></text:p>
      <text:p text:style-name="P5"/>
      <text:p text:style-name="P5"/>
      <text:p text:style-name="P5"/>
      <text:p text:style-name="P4"><text:s text:c="71"/></text:p>
      <text:p text:style-name="P5">Firma del jurado <text:s text:c="19"/></text:p>
      <text:p text:style-name="P5"/>
      <text:p text:style-name="P5"/>
      <text:p text:style-name="P5"/>
      <text:p text:style-name="P4"><text:s text:c="71"/></text:p>
      <text:p text:style-name="P5">Firma del jurado <text:s text:c="19"/></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6">Bogotá</text:span>, 16 de agosto 2018</text:p>
      <text:p text:style-name="P15">CONTENIDO</text:p>
      <text:p text:style-name="P7"/>
      <text:p text:style-name="P7"/>
      <text:list xml:id="list2311407721" text:style-name="WWNum16">
        <text:list-item>
          <text:h text:style-name="P27" text:outline-level="1"><text:bookmark-start text:name="_Toc303258245"/><text:bookmark-start text:name="_Toc304442591"/>INTRODUCCIÓN<text:bookmark-end text:name="_Toc303258245"/><text:bookmark-end text:name="_Toc304442591"/></text:h>
        </text:list-item>
      </text:list>
      <text:p text:style-name="P19"/>
      <text:p text:style-name="P19">Conscientes de la necesidad de optimizar el proceso de matrículas de la universidad El Bosque, debido a continuos inconvenientes que se vienen presentando en el proceso de inscripción de materias por parte de los estudiantes, proponemos modificar el módulo de pre-matrícula que actualmente se está utilizando, esto con el fin de evitar traumatismos y optimizar el proceso de matrícula con el número de cupos previamente asignados por parte de las facultades en cada una de las materias correspondientes al pensum académico.</text:p>
      <text:p text:style-name="P19">Por este motivo pretendemos implementar el módulo de pre-matrícula sugiriendo una reingeniería en el proceso de marras.</text:p>
      <text:p text:style-name="P19"/>
      <text:list xml:id="list194306639334472" text:continue-numbering="true" text:style-name="WWNum16">
        <text:list-item>
          <text:h text:style-name="P27" text:outline-level="1">JUSTIFICACIÓN</text:h>
        </text:list-item>
      </text:list>
      <text:p text:style-name="P20"/>
      <text:p text:style-name="P19">Para la universidad resulta preponderante implementar el módulo que optimice la gestión de la pre-matrícula académica y evitar costos que no están contemplados en el presupuesto institucional.</text:p>
      <text:list xml:id="list194307642666250" text:continue-numbering="true" text:style-name="WWNum16">
        <text:list-item>
          <text:h text:style-name="P28" text:outline-level="1"><text:bookmark-start text:name="_Toc304442593"/>OBJETIVOS<text:bookmark-end text:name="_Toc304442593"/></text:h>
        </text:list-item>
      </text:list>
      <text:p text:style-name="P9"/>
      <text:p text:style-name="P9">Debe e<text:span text:style-name="T12">scribirse el objetivo general y los objetivos específicos del proyecto de grado que fueron aprobados en el anteproyecto, o si es el caso, los que fueron cambiados si durante el desarrollo del trabajo de grado hubo necesidad de hacer nuevas o diferentes adaptaciones.</text:span></text:p>
      <text:p text:style-name="P12"/>
      <text:list xml:id="list194308228189471" text:continue-numbering="true" text:style-name="WWNum16">
        <text:list-item>
          <text:list>
            <text:list-item>
              <text:h text:style-name="P31" text:outline-level="2"><text:bookmark-start text:name="_Toc304442594"/>Objetivo general<text:bookmark-end text:name="_Toc304442594"/></text:h>
            </text:list-item>
          </text:list>
        </text:list-item>
      </text:list>
      <text:p text:style-name="P22"/>
      <text:p text:style-name="P34">Diseñar e implementar un sistema de <text:span text:style-name="T14">pre-matrículas</text:span> para la universidad el bosque.</text:p>
      <text:p text:style-name="P35"/>
      <text:list xml:id="list194307584597429" text:continue-numbering="true" text:style-name="WWNum16">
        <text:list-item>
          <text:list>
            <text:list-item>
              <text:h text:style-name="P30" text:outline-level="2"><text:bookmark text:name="_Toc304442595"/>Objetivos específicos</text:h>
            </text:list-item>
          </text:list>
        </text:list-item>
      </text:list>
      <text:list xml:id="list4261008843" text:style-name="L1">
        <text:list-item>
          <text:p text:style-name="P21"><text:span text:style-name="T4">Definir</text:span><text:span text:style-name="T2"> un </text:span><text:span text:style-name="T3">proceso</text:span><text:span text:style-name="T2"> de reserva de cupo </text:span><text:span text:style-name="T3">durante la </text:span><text:span text:style-name="T5">pre-matrícula</text:span><text:span text:style-name="T2"> para prevenir el riesgo de sobre cupo en los grupos.</text:span></text:p>
        </text:list-item>
        <text:list-item>
          <text:p text:style-name="P23"><text:span text:style-name="T13">Crear un método de previsualización del horario seleccionado por el estudiante de acuer</text:span><text:span text:style-name="T2">do a las materias y grupos elegidos.</text:span></text:p>
        </text:list-item>
        <text:list-item>
          <text:p text:style-name="P23"><text:span text:style-name="T2">Activar cupo de </text:span><text:span text:style-name="T4">grupo</text:span><text:span text:style-name="T2"> cuando </text:span><text:span text:style-name="T4">un</text:span><text:span text:style-name="T2"> estudiante o administrativo cancelen la </text:span><text:span text:style-name="T5">pre-matrícula.</text:span></text:p>
        </text:list-item>
      </text:list>
      <text:list xml:id="list194306568544324" text:continue-list="list194307584597429" text:style-name="WWNum16">
        <text:list-item>
          <text:h text:style-name="P29" text:outline-level="1"><text:bookmark-start text:name="_Toc304442596"/><text:bookmark-start text:name="_Toc303745048"/><text:span text:style-name="T7">ESTADO </text:span><text:bookmark-end text:name="_Toc303745048"/><text:span text:style-name="T7">actual</text:span><text:bookmark-end text:name="_Toc304442596"/><text:span text:style-name="T7"> </text:span><text:span text:style-name="T8">DEL SISTEMA DE PRE-PREMATRICULAS DE LA UNIVERSIDAD EL BOSQUE</text:span></text:h>
        </text:list-item>
      </text:list>
      <text:p text:style-name="P10"/>
      <text:p text:style-name="P11"><text:span text:style-name="T9">Diseño e implementación del sistema de pre-matriculas para la universidad El Bosque</text:span><text:span text:style-name="T10">.</text:span></text:p>
      <text:p text:style-name="P24"/>
      <text:p text:style-name="P25"/>
      <text:list xml:id="list194307060007554" text:continue-numbering="true" text:style-name="WWNum16">
        <text:list-item>
          <text:list>
            <text:list-item>
              <text:h text:style-name="P32" text:outline-level="2">PROBLEMÁTICA</text:h>
            </text:list-item>
          </text:list>
        </text:list-item>
      </text:list>
      <text:p text:style-name="P18">La universidad el bosque es una <text:span text:style-name="T11">institución</text:span> de <text:span text:style-name="T11">educación</text:span> superior que cuenta con al rededor de 10000 estudiantes activos cada semestre. </text:p>
      <text:p text:style-name="P18">Durante el proceso de pre-matricula estos estudiantes ingresan al sistema para gestionar las materias que van a cursar durante el semestre, este proceso particularmente presenta muchos inconvenientes en la <text:span text:style-name="T11">versión</text:span> actual debido a que las facultades designan una cantidad limitada de grupos para cada materia disponible y un cupo <text:span text:style-name="T11">también</text:span> limitado de estudiantes para cada grupo, de modo que por ejemplo la materia "<text:span text:style-name="T11">Álgebra</text:span> lineal" puede tener los grupos A1, A2, y A3 con una <text:span text:style-name="T11">asignación</text:span> de cupos A1 = 10 estudiantes, A2 = 12 estudiantes, A3 = 8 estudiantes.</text:p>
      <text:p text:style-name="P17"/>
      <text:p text:style-name="P17">El problema principal se presenta cuando un estudiante cuando ingresa a hacer su proceso de pre-matricula al sistema, en ese momento el sistema le presenta una <text:span text:style-name="T11">fotografiá</text:span> de la disponibilidad de cupos en ese instante, pero durante el transcurso del proceso esos cupos pueden ser ocupados por otros estudiantes que estaban haciendo el proceso <text:span text:style-name="T11">al mismo tiempo</text:span>, esto debido a que un cupo no se "descuenta" hasta que la matricula es terminada, es decir, cuando se registra un pago en el sistema.</text:p>
      <text:p text:style-name="P25"/>
      <text:list xml:id="list194307991407898" text:continue-numbering="true" text:style-name="WWNum16">
        <text:list-item>
          <text:list>
            <text:list-item>
              <text:h text:style-name="P33" text:outline-level="2">Estado del arte</text:h>
            </text:list-item>
          </text:list>
        </text:list-item>
      </text:list>
      <text:p text:style-name="P11">Nilo Aspajo Perea, David Coaquira Ventura, Roy Atencio López (Lima – Perú 2017) ANÁLISIS, DISEÑO E IMPLEMENTACIÓN DE UN SOFTWARE PARA EL REGISTRO DE MATRÍCULA EN LA UNIVERSIDAD PERUANA DE LAS AMÉRICAS, se desarrolló con el objetivo de controlar de manera ágil y eficiente el proceso de matrículas en la Universidad Peruana de Las Américas, ya que al momento de registrar los cursos de los alumnos no se contaba con las validaciones correspondientes en cuanto al cruce de horarios, los pre-requisitos, la cantidad de inscriptos y el derecho de pago de matricula.</text:p>
      <text:p text:style-name="P11">Para el desarrollo del presente software fue utilizada la metodología RUP (Rational Unified Process) por su mayor afinidad y claridad de actividades en las etapas de diseño y constr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text-align="center" style:justify-single-word="false" fo:keep-together="always" fo:keep-with-next="always"/>
      <style:text-properties fo:text-transform="uppercas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text-align="start" style:justify-single-word="false" fo:keep-together="always" fo:text-indent="-1.02cm" style:auto-text-indent="false" fo:keep-with-next="always"/>
      <style:text-properties fo:text-transform="uppercas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size-complex="13pt" style:font-weight-complex="bold"/>
    </style:style>
    <style:style style:name="annotation_20_text" style:display-name="annotation text" style:family="paragraph" style:parent-style-name="Standard" style:default-outline-level="">
      <style:paragraph-properties fo:margin-top="0cm" fo:margin-bottom="0.353cm" loext:contextual-spacing="false" fo:text-align="start" style:justify-single-word="false"/>
      <style:text-properties style:font-name="Calibri" fo:font-family="Calibri" style:font-family-generic="roman" style:font-pitch="variable" fo:font-size="10pt" fo:language="es" fo:country="CO"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default-outline-level="3" style:class="text">
      <style:paragraph-properties fo:keep-together="always" fo:keep-with-next="always"/>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cm" fo:margin-right="0cm" fo:keep-together="always" fo:text-indent="-1.52cm" style:auto-text-indent="false" fo:keep-with-next="always"/>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32" style:display-name="ListLabel 32" style:family="text">
      <style:text-properties fo:font-size="12pt" fo:font-style="normal" fo:font-weight="bold" style:font-size-asian="12pt" style:font-style-asian="normal"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number text:level="1" text:style-name="ListLabel_20_3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3:44:39.923700267</meta:creation-date>
    <dc:date>2018-08-19T19:43:05.886947313</dc:date>
    <meta:editing-duration>PT3H22M19S</meta:editing-duration>
    <meta:editing-cycles>10</meta:editing-cycles>
    <meta:generator>LibreOffice/6.0.3.2$Linux_X86_64 LibreOffice_project/00m0$Build-2</meta:generator>
    <meta:document-statistic meta:table-count="0" meta:image-count="0" meta:object-count="0" meta:page-count="8" meta:paragraph-count="55" meta:word-count="679" meta:character-count="5110" meta:non-whitespace-character-count="3706"/>
  </office:meta>
</office:document-meta>
</file>